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385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355cm" fo:min-width="4.5cm" fo:padding-bottom="0.03cm"/>
    </style:style>
    <style:style style:name="gr34" style:family="graphic" style:parent-style-name="Default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5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36" style:family="graphic" style:parent-style-name="Default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7" style:family="graphic" style:parent-style-name="Default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38" style:family="graphic" style:parent-style-name="objectwithoutfill">
      <style:graphic-properties svg:stroke-color="#3333ff" draw:marker-end-width="0.15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0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2" style:family="graphic" style:parent-style-name="objectwithoutfill">
      <style:graphic-properties svg:stroke-width="0.03cm" svg:stroke-color="#3333ff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4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728cm" fo:min-width="4.55cm" fo:padding-bottom="0.03cm"/>
    </style:style>
    <style:style style:name="gr4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46" style:family="graphic" style:parent-style-name="Default_5f_1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7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0" style:family="graphic" style:parent-style-name="objectwithoutfill">
      <style:graphic-properties svg:stroke-width="0cm" svg:stroke-color="#3333ff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17" style:family="paragraph">
      <style:paragraph-properties fo:text-align="end">
        <style:tab-stops/>
      </style:paragraph-properties>
    </style:style>
    <style:style style:name="P18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1" style:family="text">
      <style:text-properties fo:color="#ff950e" fo:font-size="6pt" fo:font-weight="bold" style:font-size-asian="18pt" style:font-weight-asian="normal" style:font-size-complex="18pt" style:font-weight-complex="normal"/>
    </style:style>
    <style:style style:name="T12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7.54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10-21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569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49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4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25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569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697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49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49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4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33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529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073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193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33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9.111cm" svg:y="10.9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33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4.985cm" svg:x="19.103cm" svg:y="20.4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9.103cm" svg:y="26.1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5.6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6.52cm" svg:x2="24.303cm" svg:y2="26.52cm">
          <text:p/>
        </draw:line>
        <draw:g>
          <draw:line draw:style-name="gr23" draw:text-style-name="P12" draw:layer="layout" svg:x1="23.7cm" svg:y1="26.312cm" svg:x2="23.3cm" svg:y2="26.312cm">
            <text:p/>
          </draw:line>
          <draw:line draw:style-name="gr23" draw:text-style-name="P12" draw:layer="layout" svg:x1="23.7cm" svg:y1="26.319cm" svg:x2="23.7cm" svg:y2="20.847cm">
            <text:p/>
          </draw:line>
          <draw:line draw:style-name="gr24" draw:text-style-name="P12" draw:layer="layout" svg:x1="23.702cm" svg:y1="20.854cm" svg:x2="23.302cm" svg:y2="20.854cm">
            <text:p/>
          </draw:line>
        </draw:g>
        <draw:custom-shape draw:style-name="gr19" draw:text-style-name="P9" draw:layer="layout" svg:width="4.202cm" svg:height="1.657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489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36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6.651cm" svg:y="22.5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865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657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6.654cm" svg:y="5.6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865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25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25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25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33cm" svg:x="19.111cm" svg:y="14.0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49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1.9cm" svg:x2="18.102cm" svg:y2="1.4cm">
          <text:p/>
        </draw:line>
        <draw:line draw:style-name="gr25" draw:text-style-name="P12" draw:layer="layout" svg:x1="18.1cm" svg:y1="21.9cm" svg:x2="19.1cm" svg:y2="21.9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85cm" svg:x2="19.1cm" svg:y2="20.8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cm" svg:y1="28.053cm" svg:x2="17.7cm" svg:y2="21.7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5cm" svg:y1="27.749cm" svg:x2="17.305cm" svg:y2="20.849cm">
          <text:p/>
        </draw:line>
        <draw:line draw:style-name="gr25" draw:text-style-name="P12" draw:layer="layout" svg:x1="17.7cm" svg:y1="21.7cm" svg:x2="19.1cm" svg:y2="21.7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55cm" svg:x2="19.1cm" svg:y2="22.55cm">
          <text:p/>
        </draw:line>
        <draw:line draw:style-name="gr25" draw:text-style-name="P12" draw:layer="layout" svg:x1="18.5cm" svg:y1="28.4cm" svg:x2="18.5cm" svg:y2="22.55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2.752cm" svg:x2="19.1cm" svg:y2="22.752cm">
          <text:p/>
        </draw:line>
        <draw:line draw:style-name="gr25" draw:text-style-name="P12" draw:layer="layout" svg:x1="16.91cm" svg:y1="22.75cm" svg:x2="16.91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4.85cm" svg:x2="19.1cm" svg:y2="24.85cm">
          <text:p/>
        </draw:line>
        <draw:line draw:style-name="gr25" draw:text-style-name="P12" draw:layer="layout" svg:x1="18.1cm" svg:y1="28.1cm" svg:x2="18.1cm" svg:y2="24.8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9.51cm" svg:x="11.9cm" svg:y="10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865cm" svg:x="1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HAS_CORRESPONDANCE</text:span><text:span text:style-name="T7"><text:tab/></text:span><text:span text:style-name="T7">X(1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1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033cm" svg:x="12cm" svg:y="13.5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12cm" svg:y="13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202cm" svg:height="0.825cm" svg:x="35cm" svg:y="11.0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2cm" svg:height="0.5cm" svg:x="35cm" svg:y="10.5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2.697cm" svg:x="12cm" svg:y="15.2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CODE</text:span><text:span text:style-name="T7"><text:tab/></text:span><text:span text:style-name="T7">VX(64)</text:span></text:p>
          <text:p text:style-name="P8"><text:span text:style-name="T7"><text:tab/></text:span><text:span text:style-name="T7">TFO_DET_LABEL</text:span><text:span text:style-name="T7"><text:tab/></text:span><text:span text:style-name="T7">VX(256)</text:span></text:p>
          <text:p text:style-name="P8"><text:span text:style-name="T7"><text:tab/></text:span><text:span text:style-name="T7">TFO_DET_LEVEL</text:span><text:span text:style-name="T7"><text:tab/></text:span><text:span text:style-name="T7">INTEGER</text:span></text:p>
          <text:p text:style-name="P8"><text:span text:style-name="T7"><text:tab/></text:span><text:span text:style-name="T7">TFO_DET_HAS_BASE</text:span><text:span text:style-name="T7"><text:tab/></text:span><text:span text:style-name="T7">X(1)</text:span></text:p>
          <text:p text:style-name="P8"><text:span text:style-name="T7"><text:tab/></text:span><text:span text:style-name="T7">TFO_DET_BASE</text:span><text:span text:style-name="T7"><text:tab/></text:span><text:span text:style-name="T7">VX(256)</text:span></text:p>
          <text:p text:style-name="P8"><text:span text:style-name="T7"><text:tab/></text:span><text:span text:style-name="T7">TFO_DET_HAS_AMOUNT</text:span><text:span text:style-name="T7"><text:tab/></text:span><text:span text:style-name="T7">X(1)</text:span></text:p>
          <text:p text:style-name="P8"><text:span text:style-name="T7"><text:tab/></text:span><text:span text:style-name="T7">TFO_DET_AMOUNT</text:span><text:span text:style-name="T7"><text:tab/></text:span><text:span text:style-name="T7">VX(256)</text:span></text:p>
          <text:p text:style-name="P8"><text:span text:style-name="T7"><text:tab/></text:span><text:span text:style-name="T7">TFO_DET_HAS_TEMPLATE</text:span><text:span text:style-name="T7"><text:tab/></text:span><text:span text:style-name="T7">X(1)</text:span></text:p>
          <text:p text:style-name="P8"><text:span text:style-name="T7"><text:tab/></text:span><text:span text:style-name="T7">TFO_DET_TEMPLATE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12cm" svg:y="14.7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16.2cm" svg:y1="13.7cm" svg:x2="16.6cm" svg:y2="13.7cm">
          <text:p/>
        </draw:line>
        <draw:custom-shape draw:style-name="gr34" draw:text-style-name="P9" draw:layer="layout" svg:width="4.202cm" svg:height="3.113cm" svg:x="2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CORRESPONDENCE</text:span><text:span text:style-name="T7"><text:tab/></text:span><text:span text:style-name="T7">VX(409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BEGIN</text:span><text:span text:style-name="T7"><text:tab/></text:span><text:span text:style-name="T7">DATE</text:span></text:p>
          <text:p text:style-name="P8"><text:span text:style-name="T7"><text:tab/></text:span><text:span text:style-name="T7">TFO_DOPE</text:span><text:span text:style-name="T7"><text:tab/></text:span><text:span text:style-name="T7">DATE</text:span></text:p>
          <text:p text:style-name="P8"><text:span text:style-name="T7"><text:tab/></text:span><text:span text:style-name="T7">TFO_STATUS</text:span><text:span text:style-name="T7"><text:tab/></text:span><text:span text:style-name="T7">X(1)</text:span></text:p>
          <text:p text:style-name="P8"><text:span text:style-name="T7"><text:tab/></text:span><text:span text:style-name="T7">TFO_STATUS_USER</text:span><text:span text:style-name="T7"><text:tab/></text:span><text:span text:style-name="T7">VX(64)</text:span></text:p>
          <text:p text:style-name="P8"><text:span text:style-name="T7"><text:tab/></text:span><text:span text:style-name="T7">TFO_STATUS_STAMP</text:span><text:span text:style-name="T7"><text:tab/></text:span><text:span text:style-name="T7">TIMESTAMP</text:span></text:p>
          <text:p text:style-name="P8"><text:span text:style-name="T7"><text:tab/></text:span><text:span text:style-name="T7">TFO_STATUS_CLOSING</text:span><text:span text:style-name="T7"><text:tab/></text:span><text:span text:style-name="T7">DATE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22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241cm" svg:x="22cm" svg:y="14.8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TRUE</text:span><text:span text:style-name="T7"><text:tab/></text:span><text:span text:style-name="T7">X(1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22cm" svg:y="14.3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657cm" svg:x="22cm" svg:y="16.65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BASE</text:span><text:span text:style-name="T7"><text:tab/></text:span><text:span text:style-name="T7">DECIMAL(20,5)</text:span></text:p>
          <text:p text:style-name="P8"><text:span text:style-name="T7"><text:tab/></text:span><text:span text:style-name="T7">TFO_DET_AMOUNT</text:span><text:span text:style-name="T7"><text:tab/></text:span><text:span text:style-name="T7">DECIMAL(20,5)</text:span></text:p>
          <text:p text:style-name="P8"><text:span text:style-name="T7"><text:tab/></text:span><text:span text:style-name="T7">TFO_DET_OPE_NUMB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22cm" svg:y="16.2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12cm" svg:y1="17.5cm" svg:x2="11cm" svg:y2="17.5cm">
          <text:p/>
        </draw:line>
        <draw:frame draw:style-name="gr39" draw:text-style-name="P16" draw:layer="layout" svg:width="2.733cm" svg:height="0.276cm" svg:x="8.3cm" svg:y="17.4cm">
          <draw:text-box>
            <text:p text:style-name="P15"><text:span text:style-name="T10">OFA_T_OPE_TEMPLATES</text:span></text:p>
          </draw:text-box>
        </draw:frame>
        <draw:line draw:style-name="gr21" draw:text-style-name="P14" draw:layer="layout" svg:x1="11.198cm" svg:y1="11.169cm" svg:x2="11.998cm" svg:y2="11.169cm">
          <text:p/>
        </draw:line>
        <draw:line draw:style-name="gr40" draw:text-style-name="P14" draw:layer="layout" svg:x1="12cm" svg:y1="17.1cm" svg:x2="11cm" svg:y2="17.1cm">
          <text:p/>
        </draw:line>
        <draw:frame draw:style-name="gr41" draw:text-style-name="P18" draw:layer="layout" svg:width="2.023cm" svg:height="0.551cm" svg:x="8.9cm" svg:y="16.8cm">
          <draw:text-box>
            <text:p text:style-name="P17"><text:span text:style-name="T11">OFA_T_ACCOUNTS</text:span></text:p>
            <text:p text:style-name="P17"><text:span text:style-name="T11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21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19" draw:text-style-name="P9" draw:layer="layout" svg:width="4.202cm" svg:height="1.033cm" svg:x="22cm" svg:y="19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cm" svg:y="18.5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2cm" svg:y="18.6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2cm" svg:y="18.1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16.785cm" svg:y1="11.198cm" svg:x2="16.185cm" svg:y2="11.198cm">
          <text:p/>
        </draw:line>
        <draw:frame draw:style-name="gr43" draw:text-style-name="P16" draw:layer="layout" svg:width="1.619cm" svg:height="0.276cm" svg:x="17.35cm" svg:y="18.9cm">
          <draw:text-box>
            <text:p text:style-name="P15"><text:span text:style-name="T10">OFA_T_DOCS</text:span></text:p>
          </draw:text-box>
        </draw:frame>
        <draw:line draw:style-name="gr26" draw:text-style-name="P14" draw:layer="layout" svg:x1="11.2cm" svg:y1="9.599cm" svg:x2="21.198cm" svg:y2="9.6cm">
          <text:p/>
        </draw:line>
        <draw:line draw:style-name="gr26" draw:text-style-name="P14" draw:layer="layout" svg:x1="21.198cm" svg:y1="11.169cm" svg:x2="21.998cm" svg:y2="11.169cm">
          <text:p/>
        </draw:line>
        <draw:line draw:style-name="gr26" draw:text-style-name="P14" draw:layer="layout" svg:x1="21.199cm" svg:y1="11.15cm" svg:x2="21.199cm" svg:y2="9.599cm">
          <text:p/>
        </draw:line>
        <draw:line draw:style-name="gr26" draw:text-style-name="P14" draw:layer="layout" svg:x1="11.2cm" svg:y1="11.2cm" svg:x2="11.2cm" svg:y2="9.6cm">
          <text:p/>
        </draw:line>
        <draw:line draw:style-name="gr38" draw:text-style-name="P12" draw:layer="layout" svg:x1="16.6cm" svg:y1="13.7cm" svg:x2="16.6cm" svg:y2="11.2cm">
          <text:p/>
        </draw:line>
        <draw:line draw:style-name="gr38" draw:text-style-name="P12" draw:layer="layout" svg:x1="16.7cm" svg:y1="15.4cm" svg:x2="16.7cm" svg:y2="11.2cm">
          <text:p/>
        </draw:line>
        <draw:line draw:style-name="gr38" draw:text-style-name="P12" draw:layer="layout" svg:x1="16.8cm" svg:y1="18.802cm" svg:x2="16.8cm" svg:y2="11.2cm">
          <text:p/>
        </draw:line>
        <draw:line draw:style-name="gr38" draw:text-style-name="P12" draw:layer="layout" svg:x1="16.2cm" svg:y1="15.4cm" svg:x2="16.7cm" svg:y2="15.4cm">
          <text:p/>
        </draw:line>
        <draw:line draw:style-name="gr38" draw:text-style-name="P12" draw:layer="layout" svg:x1="16.2cm" svg:y1="18.8cm" svg:x2="16.8cm" svg:y2="18.8cm">
          <text:p/>
        </draw:line>
        <draw:line draw:style-name="gr38" draw:text-style-name="P12" draw:layer="layout" svg:x1="26.215cm" svg:y1="14.952cm" svg:x2="26.615cm" svg:y2="14.952cm">
          <text:p/>
        </draw:line>
        <draw:line draw:style-name="gr42" draw:text-style-name="P12" draw:layer="layout" svg:x1="26.8cm" svg:y1="11.15cm" svg:x2="26.2cm" svg:y2="11.15cm">
          <text:p/>
        </draw:line>
        <draw:line draw:style-name="gr38" draw:text-style-name="P12" draw:layer="layout" svg:x1="26.6cm" svg:y1="14.95cm" svg:x2="26.6cm" svg:y2="11.15cm">
          <text:p/>
        </draw:line>
        <draw:line draw:style-name="gr38" draw:text-style-name="P12" draw:layer="layout" svg:x1="26.7cm" svg:y1="16.85cm" svg:x2="26.7cm" svg:y2="11.15cm">
          <text:p/>
        </draw:line>
        <draw:line draw:style-name="gr38" draw:text-style-name="P12" draw:layer="layout" svg:x1="26.8cm" svg:y1="19.149cm" svg:x2="26.8cm" svg:y2="11.15cm">
          <text:p/>
        </draw:line>
        <draw:line draw:style-name="gr38" draw:text-style-name="P12" draw:layer="layout" svg:x1="26.215cm" svg:y1="16.852cm" svg:x2="26.715cm" svg:y2="16.852cm">
          <text:p/>
        </draw:line>
        <draw:line draw:style-name="gr38" draw:text-style-name="P12" draw:layer="layout" svg:x1="26.215cm" svg:y1="19.152cm" svg:x2="26.815cm" svg:y2="19.152cm">
          <text:p/>
        </draw:line>
        <draw:line draw:style-name="gr21" draw:text-style-name="P12" draw:layer="layout" svg:x1="16.2cm" svg:y1="19cm" svg:x2="17.3cm" svg:y2="19cm">
          <text:p/>
        </draw:line>
        <draw:line draw:style-name="gr21" draw:text-style-name="P12" draw:layer="layout" svg:x1="26.2cm" svg:y1="19.6cm" svg:x2="27.3cm" svg:y2="19.6cm">
          <text:p/>
        </draw:line>
        <draw:frame draw:style-name="gr43" draw:text-style-name="P16" draw:layer="layout" svg:width="1.619cm" svg:height="0.276cm" svg:x="27.348cm" svg:y="19.467cm">
          <draw:text-box>
            <text:p text:style-name="P15"><text:span text:style-name="T10">OFA_T_DOCS</text:span></text:p>
          </draw:text-box>
        </draw:frame>
      </draw:page>
      <draw:page draw:name="page3" draw:style-name="dp1" draw:master-page-name="Default">
        <draw:custom-shape draw:style-name="gr44" draw:text-style-name="P2" draw:layer="layout" svg:width="5.05cm" svg:height="6.883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202cm" svg:height="0.825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4.2cm" svg:height="0.5cm" svg:x="35cm" svg:y="6cm">
          <text:p text:style-name="P19"><text:span text:style-name="T12">REC_T_VERS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4.202cm" svg:height="3.737cm" svg:x="13.5cm" svg:y="6.467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DEF_AMOUNT1</text:span><text:span text:style-name="T7"><text:tab/></text:span><text:span text:style-name="T7">VX(64)</text:span></text:p>
          <text:p text:style-name="P8"><text:span text:style-name="T7"><text:tab/></text:span><text:span text:style-name="T7">REC_DEF_AMOUNT2</text:span><text:span text:style-name="T7"><text:tab/></text:span><text:span text:style-name="T7">VX(64)</text:span></text:p>
          <text:p text:style-name="P8"><text:span text:style-name="T7"><text:tab/></text:span><text:span text:style-name="T7">REC_DEF_AMOUNT3</text:span><text:span text:style-name="T7"><text:tab/></text:span><text:span text:style-name="T7">VX(64)</text:span></text:p>
          <text:p text:style-name="P8"><text:span text:style-name="T7"><text:tab/></text:span><text:span text:style-name="T7">REC_ENABLED</text:span><text:span text:style-name="T7"><text:tab/></text:span><text:span text:style-name="T7">X(1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NOTES</text:span><text:span text:style-name="T7"><text:tab/></text:span><text:span text:style-name="T7">VX(4096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draw:layer="layout" svg:width="4.2cm" svg:height="0.5cm" svg:x="13.5cm" svg:y="6cm">
          <text:p text:style-name="P19"><text:span text:style-name="T12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4.202cm" svg:height="1.033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draw:layer="layout" svg:width="4.2cm" svg:height="0.5cm" svg:x="4.5cm" svg:y="6cm">
          <text:p text:style-name="P19"><text:span text:style-name="T12">REC_T_GEN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4.202cm" svg:height="4.36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draw:layer="layout" svg:width="4.2cm" svg:height="0.5cm" svg:x="22.5cm" svg:y="6cm">
          <text:p text:style-name="P19"><text:span text:style-name="T12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19" draw:text-style-name="P9" draw:layer="layout" svg:width="4.202cm" svg:height="0.825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2cm" svg:height="0.5cm" svg:x="13.5cm" svg:y="10.4cm">
          <text:p text:style-name="P19"><text:span text:style-name="T12">REC_T_MODEL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2.506cm" svg:y="11.5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2cm" svg:height="0.5cm" svg:x="22.506cm" svg:y="11.05cm">
          <text:p text:style-name="P19"><text:span text:style-name="T12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43" draw:text-style-name="P16" draw:layer="layout" svg:width="1.619cm" svg:height="0.276cm" svg:x="18.86cm" svg:y="11.172cm">
          <draw:text-box>
            <text:p text:style-name="P15"><text:span text:style-name="T10">OFA_T_DOCS</text:span></text:p>
          </draw:text-box>
        </draw:frame>
        <draw:line draw:style-name="gr21" draw:text-style-name="P12" draw:layer="layout" svg:x1="26.697cm" svg:y1="11.957cm" svg:x2="27.797cm" svg:y2="11.957cm">
          <text:p/>
        </draw:line>
        <draw:frame draw:style-name="gr43" draw:text-style-name="P16" draw:layer="layout" svg:width="1.619cm" svg:height="0.276cm" svg:x="27.845cm" svg:y="11.824cm">
          <draw:text-box>
            <text:p text:style-name="P15"><text:span text:style-name="T10">OFA_T_DOCS</text:span></text:p>
          </draw:text-box>
        </draw:frame>
        <draw:line draw:style-name="gr50" draw:text-style-name="P12" draw:layer="layout" svg:x1="27.208cm" svg:y1="6.65cm" svg:x2="26.708cm" svg:y2="6.65cm">
          <text:p/>
        </draw:line>
        <draw:line draw:style-name="gr38" draw:text-style-name="P12" draw:layer="layout" svg:x1="26.7cm" svg:y1="11.75cm" svg:x2="27.2cm" svg:y2="11.75cm">
          <text:p/>
        </draw:line>
        <draw:line draw:style-name="gr38" draw:text-style-name="P12" draw:layer="layout" svg:x1="27.206cm" svg:y1="11.765cm" svg:x2="27.206cm" svg:y2="6.65cm">
          <text:p/>
        </draw:line>
        <draw:line draw:style-name="gr50" draw:text-style-name="P12" draw:layer="layout" svg:x1="18.208cm" svg:y1="6.613cm" svg:x2="17.708cm" svg:y2="6.613cm">
          <text:p/>
        </draw:line>
        <draw:line draw:style-name="gr38" draw:text-style-name="P12" draw:layer="layout" svg:x1="17.7cm" svg:y1="11.074cm" svg:x2="18.2cm" svg:y2="11.074cm">
          <text:p/>
        </draw:line>
        <draw:line draw:style-name="gr38" draw:text-style-name="P12" draw:layer="layout" svg:x1="18.203cm" svg:y1="11.088cm" svg:x2="18.203cm" svg:y2="6.613cm">
          <text:p/>
        </draw:line>
        <draw:line draw:style-name="gr21" draw:text-style-name="P14" draw:layer="layout" svg:x1="13.5cm" svg:y1="7.5cm" svg:x2="12.5cm" svg:y2="7.5cm">
          <text:p/>
        </draw:line>
        <draw:frame draw:style-name="gr39" draw:text-style-name="P16" draw:layer="layout" svg:width="2.733cm" svg:height="0.276cm" svg:x="9.8cm" svg:y="7.4cm">
          <draw:text-box>
            <text:p text:style-name="P15"><text:span text:style-name="T10">OFA_T_OPE_TEMPLATES</text:span></text:p>
          </draw:text-box>
        </draw:frame>
        <draw:line draw:style-name="gr26" draw:text-style-name="P14" draw:layer="layout" svg:x1="21.7cm" svg:y1="6.928cm" svg:x2="22.5cm" svg:y2="6.928cm">
          <text:p/>
        </draw:line>
        <draw:line draw:style-name="gr21" draw:text-style-name="P14" draw:layer="layout" svg:x1="12.698cm" svg:y1="6.669cm" svg:x2="13.498cm" svg:y2="6.669cm">
          <text:p/>
        </draw:line>
        <draw:line draw:style-name="gr26" draw:text-style-name="P14" draw:layer="layout" svg:x1="12.697cm" svg:y1="6.683cm" svg:x2="12.697cm" svg:y2="5.1cm">
          <text:p/>
        </draw:line>
        <draw:line draw:style-name="gr26" draw:text-style-name="P14" draw:layer="layout" svg:x1="12.7cm" svg:y1="5.099cm" svg:x2="21.697cm" svg:y2="5.1cm">
          <text:p/>
        </draw:line>
        <draw:line draw:style-name="gr26" draw:text-style-name="P14" draw:layer="layout" svg:x1="21.698cm" svg:y1="6.953cm" svg:x2="21.698cm" svg:y2="5.099cm">
          <text:p/>
        </draw:line>
        <draw:line draw:style-name="gr21" draw:text-style-name="P14" draw:layer="layout" svg:x1="13.501cm" svg:y1="7.7cm" svg:x2="12.501cm" svg:y2="7.7cm">
          <text:p/>
        </draw:line>
        <draw:frame draw:style-name="gr51" draw:text-style-name="P16" draw:layer="layout" svg:width="1.031cm" svg:height="0.276cm" svg:x="11.401cm" svg:y="7.6cm">
          <draw:text-box>
            <text:p text:style-name="P15"><text:span text:style-name="T10">myPeriod</text:span></text:p>
          </draw:text-box>
        </draw:frame>
        <draw:line draw:style-name="gr21" draw:text-style-name="P14" draw:layer="layout" svg:x1="22.501cm" svg:y1="7.5cm" svg:x2="21.501cm" svg:y2="7.5cm">
          <text:p/>
        </draw:line>
        <draw:frame draw:style-name="gr39" draw:text-style-name="P16" draw:layer="layout" svg:width="2.733cm" svg:height="0.276cm" svg:x="18.801cm" svg:y="7.4cm">
          <draw:text-box>
            <text:p text:style-name="P15"><text:span text:style-name="T10">OFA_T_OPE_TEMPLATES</text:span></text:p>
          </draw:text-box>
        </draw:frame>
        <draw:line draw:style-name="gr21" draw:text-style-name="P14" draw:layer="layout" svg:x1="22.502cm" svg:y1="7.7cm" svg:x2="21.502cm" svg:y2="7.7cm">
          <text:p/>
        </draw:line>
        <draw:frame draw:style-name="gr51" draw:text-style-name="P16" draw:layer="layout" svg:width="1.031cm" svg:height="0.276cm" svg:x="20.402cm" svg:y="7.6cm">
          <draw:text-box>
            <text:p text:style-name="P15"><text:span text:style-name="T10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0-27T18:31:14.671354453</dc:date>
    <meta:editing-duration>P37DT11H55M45S</meta:editing-duration>
    <meta:editing-cycles>363</meta:editing-cycles>
    <meta:generator>LibreOffice/5.3.6.1$Linux_X86_64 LibreOffice_project/30$Build-1</meta:generator>
    <meta:document-statistic meta:object-count="340"/>
  </office:meta>
</office:document-meta>
</file>